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color="#000000" style:font-name="Times New Roman" fo:font-weight="normal" style:font-weight-asian="normal" style:font-weight-complex="normal"/>
    </style:style>
    <style:style style:name="P3" style:family="paragraph" style:parent-style-name="Standard">
      <style:paragraph-properties fo:text-align="start" style:justify-single-word="false"/>
      <style:text-properties fo:color="#000000"/>
    </style:style>
    <style:style style:name="P4" style:family="paragraph" style:parent-style-name="Standard" style:master-page-name="">
      <style:paragraph-properties fo:margin-left="0cm" fo:margin-right="0cm" fo:text-align="start" style:justify-single-word="false" fo:text-indent="0cm" style:auto-text-indent="false" style:page-number="auto"/>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style:font-name="Times New Roman" fo:font-size="12pt" fo:font-weight="normal" fo:background-color="#ffffff"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T1" style:family="text">
      <style:text-properties fo:font-variant="normal" fo:text-transform="none" style:font-name="Times New Roman" fo:font-size="12pt" fo:letter-spacing="normal" fo:font-style="normal" fo:font-weight="normal" fo:background-color="#ffffff" style:font-size-asian="12pt" style:font-weight-asian="normal" style:font-size-complex="12pt" style:font-weight-complex="normal"/>
    </style:style>
    <style:style style:name="T2" style:family="text">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T3"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4" style:family="text">
      <style:text-properties fo:font-variant="normal" fo:text-transform="none" fo:color="#000000" fo:font-size="12pt" fo:letter-spacing="normal" fo:font-style="normal" fo:background-color="#ffffff"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gin : Presentation de l'exposé</text:p>
      <text:p text:style-name="P2"/>
      <text:p text:style-name="P2">Content : Présenter le content</text:p>
      <text:p text:style-name="P2"/>
      <text:p text:style-name="P2">Definition</text:p>
      <text:p text:style-name="P4">Air pollution is probably one of the most serious environmental problems. </text:p>
      <text:p text:style-name="P3"><text:span text:style-name="Strong_20_Emphasis"><text:span text:style-name="T1">Air pollution</text:span></text:span><text:span text:style-name="T1"> can be defined as the presence of toxic chemicals or compounds in the air which are usually not present and which lower the quality of the air or cause changes to the quality of life. It creates health risk.</text:span></text:p>
      <text:p text:style-name="P5"/>
      <text:p text:style-name="P2">Causes :</text:p>
      <text:p text:style-name="P1"><text:span text:style-name="Strong_20_Emphasis"><text:span text:style-name="T3">Air pollution is caused by human activities </text:span></text:span><text:span text:style-name="T2">such as :</text:span></text:p>
      <text:p text:style-name="P6"><text:tab/> </text:p>
      <text:p text:style-name="P1"><text:span text:style-name="T2"><text:tab/>Mining : from coal mines is <text:s/>harmful due to emissions of particulate matter and gases, including methane (CH4), sulfur dioxide (SO2), and oxides of nitrogen (NOx), and carbon monoxide (CO).</text:span><text:span text:style-name="T4"> ,</text:span><text:span text:style-name="T2"> </text:span></text:p>
      <text:p text:style-name="P6"><text:tab/></text:p>
      <text:p text:style-name="P6"><text:tab/>Construction : with close to 40% of global energy-related carbon emissions being released from buildings), industrial work (the most damaging greenhouse gas, carbon dioxide, is released into the atmosphere from the burning of fossil fuels. Factory emissions contribute greatly to the release of carbon dioxide into the atmosphere. Industry and electrical generating factories contribute with more than 50 percent of greenhouse gases)</text:p>
      <text:p text:style-name="P6"><text:tab/> </text:p>
      <text:p text:style-name="P6"><text:tab/>Agriculture : ammonia emissions from agriculture, manure and fertilizer react with NOx from traffic to form ammonium nitrate particles. Agriculture becomes a more important source for air pollution </text:p>
      <text:p text:style-name="P6">and more</text:p>
      <text:p text:style-name="P6"><text:s/></text:p>
      <text:p text:style-name="P2"/>
      <text:p text:style-name="P2">Consequences : </text:p>
      <text:p text:style-name="P2">In 2012 worldwide about 7 million people died from air pollution- especially in Asia- but in Europe also 400 thousand. </text:p>
      <text:p text:style-name="P2">Smog </text:p>
      <text:p text:style-name="P2">Ice smelting </text:p>
      <text:p text:style-name="P2">Greenhouse gas effects </text:p>
      <text:p text:style-name="P2">Ozone issues</text:p>
      <text:p text:style-name="P2"/>
      <text:p text:style-name="P2"/>
      <text:p text:style-name="P2">Conclusion :</text:p>
      <text:p text:style-name="P2">Use more public mode of transport (less gas emissions from vehicles).</text:p>
      <text:p text:style-name="P2">Do not throw away items that can be reused (less fossil fuels burnt for electricity and less fabrication of items, so less air pollution ).</text:p>
      <text:p text:style-name="P2">Use renewable energy like sun with solar panels , wind with wind turbines but also dams in order to produce energy instead of use none-renewable energy like coals, nuclear, oil, gases which create a lot of pollution during u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6T23:24:01.87</meta:creation-date>
    <meta:editing-duration>PT22M59S</meta:editing-duration>
    <meta:editing-cycles>8</meta:editing-cycles>
    <meta:generator>OpenOffice/4.1.7$Win32 OpenOffice.org_project/417m1$Build-9800</meta:generator>
    <dc:date>2020-02-07T08:13:33.44</dc:date>
    <meta:print-date>2020-02-07T08:13:29.09</meta:print-date>
    <meta:document-statistic meta:table-count="0" meta:image-count="0" meta:object-count="0" meta:page-count="1" meta:paragraph-count="25" meta:word-count="305" meta:character-count="1904"/>
  </office:meta>
</office:document-meta>
</file>